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gr1" style:family="graphic">
      <style:graphic-properties draw:ole-draw-aspect="1"/>
    </style:style>
  </office:automatic-styles>
  <office:body>
    <office:spreadsheet>
      <table:calculation-settings table:null-year="1950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Round Trip Times</text:p>
          </table:table-cell>
          <table:table-cell table:style-name="ce1" office:value-type="string">
            <text:p>cwnd (Segments)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Sheet1.F18" table:end-x="0.7669in" table:end-y="0.0315in" draw:z-index="0" draw:style-name="gr1" svg:width="3.1437in" svg:height="2.7559in" svg:x="0.2902in" svg:y="0.1205in">
              <draw:object draw:notify-on-update-of-ranges="Sheet1.A1:Sheet1.A1 Sheet1.A2:Sheet1.A9 Sheet1.B1:Sheet1.B1 Sheet1.B2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01/25/2009</text:date>, <text:time>13:3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1-25T13:32:56.46</dc:date>
    <dc:creator>Peter Chapin</dc:creator>
    <meta:editing-duration>PT00H15M01S</meta:editing-duration>
    <meta:editing-cycles>1</meta:editing-cycles>
    <meta:document-statistic meta:table-count="1" meta:cell-count="18" meta:object-count="1"/>
    <meta:generator>OpenOffice.org/3.0$Win32 OpenOffice.org_project/300m9$Build-935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986cm" svg:height="7.001cm" chart:class="chart:scatter" chart:style-name="ch1">
        <chart:title svg:x="1.572cm" svg:y="0.141cm" chart:style-name="ch2">
          <text:p>TCP Congestion Window</text:p>
        </chart:title>
        <chart:plot-area chart:style-name="ch3" table:cell-range-address="Sheet1.A1:Sheet1.B9" chart:data-source-has-labels="row" svg:x="0.117cm" svg:y="0.784cm" svg:width="7.71cm" svg:height="6.138cm">
          <chart:axis chart:dimension="x" chart:name="primary-x" chart:style-name="ch4">
            <chart:title svg:x="2.948cm" svg:y="6.464cm" chart:style-name="ch5">
              <text:p>Round-Trip Times</text:p>
            </chart:title>
            <chart:grid chart:style-name="ch6" chart:class="major"/>
          </chart:axis>
          <chart:axis chart:dimension="y" chart:name="primary-y" chart:style-name="ch4">
            <chart:title svg:x="0.16cm" svg:y="4.836cm" chart:style-name="ch7">
              <text:p>cwnd (Segments)</text:p>
            </chart:title>
            <chart:grid chart:style-name="ch6" chart:class="major"/>
          </chart:axis>
          <chart:series chart:style-name="ch8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wnd (Segment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:Sheet1.A9">0</text:p>
              </table:table-cell>
              <table:table-cell office:value-type="float" office:value="1">
                <text:p text:id="Sheet1.B2:Sheet1.B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